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49b" officeooo:paragraph-rsid="001f049b" style:font-weight-asian="bold" style:font-weight-complex="bold"/>
    </style:style>
    <style:style style:name="P2" style:family="paragraph" style:parent-style-name="Standard">
      <style:text-properties fo:font-weight="normal" officeooo:rsid="001f049b" officeooo:paragraph-rsid="001f049b" style:font-weight-asian="normal" style:font-weight-complex="normal"/>
    </style:style>
    <style:style style:name="P3" style:family="paragraph" style:parent-style-name="Standard">
      <style:text-properties fo:font-weight="bold" officeooo:rsid="0020fc85" officeooo:paragraph-rsid="0020fc8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TRUCTOR OVERLOADING</text:p>
      <text:p text:style-name="P1"/>
      <text:p text:style-name="P1">CODE </text:p>
      <text:p text:style-name="P2">class cat</text:p>
      <text:p text:style-name="P2">{</text:p>
      <text:p text:style-name="P2"><text:s text:c="4"/>String name;</text:p>
      <text:p text:style-name="P2"><text:s text:c="4"/>int age;</text:p>
      <text:p text:style-name="P2"><text:s text:c="4"/>public cat()</text:p>
      <text:p text:style-name="P2"><text:s text:c="4"/>{</text:p>
      <text:p text:style-name="P2"><text:s text:c="8"/>name = "Unknown";</text:p>
      <text:p text:style-name="P2"><text:s text:c="4"/>}</text:p>
      <text:p text:style-name="P2"><text:s text:c="4"/>public cat(String name , int age)</text:p>
      <text:p text:style-name="P2"><text:s text:c="4"/>{</text:p>
      <text:p text:style-name="P2"><text:s text:c="8"/>this.name = name;</text:p>
      <text:p text:style-name="P2"><text:s text:c="8"/>this.age = age;</text:p>
      <text:p text:style-name="P2"><text:s text:c="4"/>}</text:p>
      <text:p text:style-name="P2"><text:s text:c="4"/>public void display()</text:p>
      <text:p text:style-name="P2"><text:s text:c="4"/>{</text:p>
      <text:p text:style-name="P2"><text:s text:c="8"/>System.out.println("my cat name is "+this.name);</text:p>
      <text:p text:style-name="P2"><text:s text:c="8"/>System.out.println(this.age);</text:p>
      <text:p text:style-name="P2"><text:s text:c="4"/>}</text:p>
      <text:p text:style-name="P2"/>
      <text:p text:style-name="P2"/>
      <text:p text:style-name="P2"><text:s text:c="4"/>public static void main(String[] args)</text:p>
      <text:p text:style-name="P2"><text:s text:c="4"/>{</text:p>
      <text:p text:style-name="P2"><text:s text:c="8"/>cat c1 = new cat();</text:p>
      <text:p text:style-name="P2"><text:s text:c="8"/>cat c2 = new cat("akshaya",3);</text:p>
      <text:p text:style-name="P2"><text:s text:c="8"/>c1.display();</text:p>
      <text:p text:style-name="P2"><text:s text:c="8"/>c2.display();</text:p>
      <text:p text:style-name="P2"><text:s text:c="4"/>}</text:p>
      <text:p text:style-name="P2">}</text:p>
      <text:p text:style-name="P2"/>
      <text:p text:style-name="P1">OUTPUT</text:p>
      <text:p text:style-name="P1"/>
      <text:p text:style-name="P2">my cat name is Unknown</text:p>
      <text:p text:style-name="P2">0</text:p>
      <text:p text:style-name="P2">my cat name is akshaya</text:p>
      <text:p text:style-name="P2">3</text:p>
      <text:p text:style-name="P2"/>
      <text:p text:style-name="P2">=== Code Execution Successful 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49:50.100403144</meta:creation-date>
    <dc:date>2024-09-19T11:39:48.257077890</dc:date>
    <meta:editing-duration>PT6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80" meta:character-count="585" meta:non-whitespace-character-count="410"/>
  </office:meta>
</office:document-meta>
</file>